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Web" style:family="paragraph">
      <style:paragraph-properties style:punctuation-wrap="simple" fo:margin-top="0in" fo:margin-bottom="0in"/>
    </style:style>
    <style:style style:name="T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5" style:parent-style-name="StandardWeb" style:family="paragraph">
      <style:paragraph-properties style:punctuation-wrap="simple" fo:margin-top="0in" fo:margin-bottom="0in"/>
    </style:style>
    <style:style style:name="T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7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8" style:parent-style-name="StandardWeb" style:family="paragraph">
      <style:paragraph-properties style:punctuation-wrap="simple" fo:margin-top="0in" fo:margin-bottom="0in"/>
    </style:style>
    <style:style style:name="T9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T10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T11" style:parent-style-name="Absatz-Standardschriftart" style:family="text">
      <style:text-properties fo:color="#002060"/>
    </style:style>
    <style:style style:name="P12" style:parent-style-name="StandardWeb" style:family="paragraph">
      <style:paragraph-properties style:punctuation-wrap="simple" fo:margin-top="0in" fo:margin-bottom="0in"/>
    </style:style>
    <style:style style:name="T1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5" style:parent-style-name="StandardWeb" style:family="paragraph">
      <style:paragraph-properties style:punctuation-wrap="simple" fo:margin-top="0in" fo:margin-bottom="0in"/>
    </style:style>
    <style:style style:name="T1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7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8" style:parent-style-name="StandardWeb" style:family="paragraph">
      <style:paragraph-properties style:punctuation-wrap="simple" fo:margin-top="0in" fo:margin-bottom="0in"/>
    </style:style>
    <style:style style:name="T1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0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1" style:parent-style-name="StandardWeb" style:family="paragraph">
      <style:paragraph-properties style:punctuation-wrap="simple" fo:margin-top="0in" fo:margin-bottom="0in"/>
    </style:style>
    <style:style style:name="T2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4" style:parent-style-name="StandardWeb" style:family="paragraph">
      <style:paragraph-properties style:punctuation-wrap="simple" fo:margin-top="0in" fo:margin-bottom="0in"/>
    </style:style>
    <style:style style:name="T2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7" style:parent-style-name="StandardWeb" style:family="paragraph">
      <style:paragraph-properties style:punctuation-wrap="simple" fo:margin-top="0in" fo:margin-bottom="0in"/>
    </style:style>
    <style:style style:name="T28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29" style:parent-style-name="StandardWeb" style:family="paragraph">
      <style:paragraph-properties style:punctuation-wrap="simple" fo:margin-top="0in" fo:margin-bottom="0in"/>
    </style:style>
    <style:style style:name="T30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31" style:parent-style-name="StandardWeb" style:family="paragraph">
      <style:paragraph-properties style:punctuation-wrap="simple" fo:margin-top="0in" fo:margin-bottom="0in"/>
    </style:style>
    <style:style style:name="T32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21" style:parent-style-name="Graphics">
      <style:graphic-properties fo:border="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22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solid" draw:fill-color="#ffffff" draw:opacity="100%" draw:stroke="solid" svg:stroke-width="0.01575in" svg:stroke-color="#000000" svg:stroke-opacity="100%"/>
    </style:style>
    <style:style style:family="graphic" style:name="a24">
      <style:graphic-properties draw:fill="solid" draw:fill-color="#000000" draw:opacity="100%" draw:stroke="none"/>
    </style:style>
    <style:style style:family="graphic" style:name="a2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dash" draw:stroke-dash="a26" svg:stroke-width="0.01042in" svg:stroke-color="#ff0000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dash" draw:stroke-dash="a28" svg:stroke-width="0.01042in" svg:stroke-color="#ff0000" svg:stroke-opacity="100%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gradient" draw:fill-gradient-name="a11" draw:stroke="none"/>
    </style:style>
    <style:style style:family="graphic" style:name="a13">
      <style:graphic-properties draw:fill="solid" draw:fill-color="#ffffff" draw:opacity="100%" draw:stroke="solid" svg:stroke-width="0.01575in" svg:stroke-color="#000000" svg:stroke-opacity="100%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solid" draw:fill-color="#0070c0" draw:opacity="100%" draw:stroke="solid" svg:stroke-width="0.00694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dash" draw:stroke-dash="a4" svg:stroke-width="0.02083in" svg:stroke-color="#0070c0" svg:stroke-opacity="100%" style:horizontal-rel="page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dash" draw:stroke-dash="a6" svg:stroke-width="0.02083in" svg:stroke-color="#0070c0" svg:stroke-opacity="100%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dash" draw:stroke-dash="a30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dash" draw:stroke-dash="a32" svg:stroke-width="0.02083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701248" draw:id="id0" draw:style-name="a0" draw:name="Textfeld 150" text:anchor-type="paragraph" svg:x="0.06863in" svg:y="2.74788in" svg:width="0.39583in" svg:height="0.31944in" style:rel-width="scale" style:rel-height="scale"><draw:text-box><text:p text:style-name="P2"><text:span text:style-name="T3">m</text:span><text:span text:style-name="T4">a</text:span></text:p></draw:text-box><svg:title/><svg:desc/></draw:frame><draw:frame draw:z-index="251703296" draw:id="id1" draw:style-name="a1" draw:name="Textfeld 150" text:anchor-type="paragraph" svg:x="3.5827in" svg:y="1.91888in" svg:width="0.39583in" svg:height="0.31944in" style:rel-width="scale" style:rel-height="scale"><draw:text-box><text:p text:style-name="P5"><text:span text:style-name="T6">s</text:span><text:span text:style-name="T7">a</text:span></text:p></draw:text-box><svg:title/><svg:desc/></draw:frame><draw:frame draw:z-index="251713536" draw:id="id2" draw:style-name="a2" draw:name="Textfeld 150" text:anchor-type="paragraph" svg:x="0.86515in" svg:y="2.00406in" svg:width="0.39583in" svg:height="0.31944in" style:rel-width="scale" style:rel-height="scale"><draw:text-box><text:p text:style-name="P8"><text:span text:style-name="T9"></text:span><text:span text:style-name="T10">0</text:span></text:p></draw:text-box><svg:title/><svg:desc/></draw:frame><draw:custom-shape svg:width="1.17014in" svg:height="1.14583in" draw:z-index="251697152" draw:id="id3" draw:style-name="a3" draw:transform="translate(-0.58507in -0.57292in) rotate(-3.74447) translate(1.41019in 2.07119in)" draw:name="Bogen 18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83.4005, -395.1713, -506.9421" draw:modifiers="193,4005 236,942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text:span text:style-name="T11"><draw:connector draw:type="line" svg:x1="0.37736in" svg:y1="2.06213in" svg:x2="6.0843in" svg:y2="2.06213in" draw:z-index="251689984" draw:id="id4" draw:style-name="a5" draw:name="Gerader Verbinder 126" text:anchor-type="paragraph"><svg:title/><svg:desc/></draw:connector></text:span><draw:connector draw:type="line" svg:x1="1.08491in" svg:y1="3.48556in" svg:x2="2.55643in" svg:y2="2.07862in" draw:z-index="251692032" draw:id="id5" draw:style-name="a7" draw:name="Gerader Verbinder 126" text:anchor-type="paragraph"><svg:title/><svg:desc/></draw:connector><draw:frame draw:z-index="251660288" draw:style-name="a8" draw:name="Grafik 1" text:anchor-type="paragraph" svg:x="0in" svg:y="0.00039in" svg:width="5.45278in" svg:height="3.41528in" style:rel-width="scale" style:rel-height="scale"><draw:image xlink:href="media/image1.png" xlink:type="simple" xlink:show="embed" xlink:actuate="onLoad"/><svg:title/><svg:desc/></draw:frame><draw:frame draw:z-index="251685888" draw:id="id6" draw:style-name="a9" draw:name="Textfeld 150" text:anchor-type="paragraph" svg:x="1.71319in" svg:y="1.56089in" svg:width="0.39583in" svg:height="0.31944in" style:rel-width="scale" style:rel-height="scale"><draw:text-box><text:p text:style-name="P12"><text:span text:style-name="T13">C</text:span><text:span text:style-name="T14">1</text:span></text:p></draw:text-box><svg:title/><svg:desc/></draw:frame><draw:frame draw:z-index="251707392" draw:id="id7" draw:style-name="a10" draw:name="Textfeld 150" text:anchor-type="paragraph" svg:x="0.5607in" svg:y="2.48597in" svg:width="0.39583in" svg:height="0.31944in" style:rel-width="scale" style:rel-height="scale"><draw:text-box><text:p text:style-name="P15"><text:span text:style-name="T16">A</text:span><text:span text:style-name="T17">0</text:span></text:p></draw:text-box><svg:title/><svg:desc/></draw:frame><draw:g draw:z-index="251705344" draw:name="Gruppieren 19" draw:id="id10" draw:style-name="a14" text:anchor-type="paragraph"><svg:title/><svg:desc/><draw:custom-shape svg:x="0.80932in" svg:y="2.55516in" svg:width="0.14151in" svg:height="0.10074in" draw:id="id8" draw:style-name="a12" draw:name="Freihandform: Form 29"><svg:title/><svg:desc/><draw:enhanced-geometry draw:type="non-primitive" svg:viewBox="0 0 400 300" draw:enhanced-path="M 0 300 L 200 0 400 3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.83663in" svg:y="2.51439in" svg:width="0.08866in" svg:height="0.08423in" draw:id="id9" draw:style-name="a13" draw:name="Freihandform: Form 30"><svg:title/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draw:g><draw:frame draw:z-index="251687936" draw:id="id11" draw:style-name="a15" draw:name="Textfeld 150" text:anchor-type="paragraph" svg:x="0.67786in" svg:y="1.49583in" svg:width="0.39583in" svg:height="0.31944in" style:rel-width="scale" style:rel-height="scale"><draw:text-box><text:p text:style-name="P18"><text:span text:style-name="T19">C</text:span><text:span text:style-name="T20">2</text:span></text:p></draw:text-box><svg:title/><svg:desc/></draw:frame><draw:frame draw:z-index="251683840" draw:id="id12" draw:style-name="a16" draw:name="Textfeld 150" text:anchor-type="paragraph" svg:x="0.5414in" svg:y="0.02956in" svg:width="0.39583in" svg:height="0.31944in" style:rel-width="scale" style:rel-height="scale"><draw:text-box><text:p text:style-name="P21"><text:span text:style-name="T22">D</text:span><text:span text:style-name="T23">2</text:span></text:p></draw:text-box><svg:title/><svg:desc/></draw:frame><draw:frame draw:z-index="251681792" draw:id="id13" draw:style-name="a17" draw:name="Textfeld 150" text:anchor-type="paragraph" svg:x="3.1386in" svg:y="1.46823in" svg:width="0.39583in" svg:height="0.31944in" style:rel-width="scale" style:rel-height="scale"><draw:text-box><text:p text:style-name="P24"><text:span text:style-name="T25">D</text:span><text:span text:style-name="T26">1</text:span></text:p></draw:text-box><svg:title/><svg:desc/></draw:frame><draw:frame draw:z-index="251679744" draw:id="id14" draw:style-name="a18" draw:transform="translate(-0.14861in -0.15069in) rotate(-0.99168) translate(1.39593in 1.48087in)" draw:name="Textfeld 152" text:anchor-type="paragraph" svg:width="0.29722in" svg:height="0.30139in" style:rel-width="scale" style:rel-height="scale"><draw:text-box><text:p text:style-name="P27"><text:span text:style-name="T28"></text:span></text:p></draw:text-box><svg:title/><svg:desc/></draw:frame><draw:frame draw:z-index="251677696" draw:id="id15" draw:style-name="a19" draw:transform="translate(-0.14861in -0.15069in) rotate(-0.99168) translate(2.07175in 0.79816in)" draw:name="Textfeld 152" text:anchor-type="paragraph" svg:width="0.29722in" svg:height="0.30139in" style:rel-width="scale" style:rel-height="scale"><draw:text-box><text:p text:style-name="P29"><text:span text:style-name="T30"></text:span></text:p></draw:text-box><svg:title/><svg:desc/></draw:frame><draw:frame draw:z-index="251675648" draw:style-name="a20" draw:transform="translate(-0.05556in -0.06042in) rotate(-3.70023) translate(2.02986in 0.79444in)" draw:name="Grafik 10" text:anchor-type="paragraph" svg:width="0.11111in" svg:height="0.12083in" style:rel-width="scale" style:rel-height="scale"><draw:image xlink:href="media/image2.png" xlink:type="simple" xlink:show="embed" xlink:actuate="onLoad"/><svg:title/><svg:desc/></draw:frame><draw:frame draw:z-index="251673600" draw:style-name="a21" draw:transform="translate(-0.05556in -0.06042in) rotate(-3.14159) translate(1.32361in 1.48226in)" draw:name="Grafik 7" text:anchor-type="paragraph" svg:width="0.11111in" svg:height="0.12083in" style:rel-width="scale" style:rel-height="scale"><draw:image xlink:href="media/image2.png" xlink:type="simple" xlink:show="embed" xlink:actuate="onLoad"/><svg:title/><svg:desc/></draw:frame><draw:frame draw:z-index="251672576" draw:id="id16" draw:style-name="a22" draw:name="Textfeld 160" text:anchor-type="paragraph" svg:x="1.33762in" svg:y="2.03325in" svg:width="0.30139in" svg:height="0.29236in" style:rel-width="scale" style:rel-height="scale"><draw:text-box><text:p text:style-name="P31"><text:span text:style-name="T32">P</text:span></text:p></draw:text-box><svg:title/><svg:desc/></draw:frame><draw:g draw:z-index="251670528" draw:name="Gruppieren 7" draw:id="id19" draw:style-name="a25" text:anchor-type="paragraph"><svg:title/><svg:desc/><draw:custom-shape svg:x="1.33484in" svg:y="2.03681in" svg:width="0.09843in" svg:height="0.09843in" draw:id="id17" draw:style-name="a23" draw:name="Freihandform: Form 2"><svg:title/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36437in" svg:y="2.06633in" svg:width="0.03937in" svg:height="0.03937in" draw:id="id18" draw:style-name="a24" draw:name="Freihandform: Form 3"><svg:title/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draw:g><draw:connector draw:type="line" svg:x1="2.53517in" svg:y1="0.04269in" svg:x2="0.66781in" svg:y2="3.30658in" draw:z-index="251666432" draw:id="id20" draw:style-name="a27" draw:name="Gerader Verbinder 126" text:anchor-type="paragraph"><svg:title/><svg:desc/></draw:connector><draw:connector draw:type="line" svg:x1="1.37488in" svg:y1="-0.24931in" svg:x2="1.38391in" svg:y2="3.38194in" draw:z-index="251668480" draw:id="id21" draw:style-name="a29" draw:name="Gerader Verbinder 126" text:anchor-type="paragraph"><svg:title/><svg:desc/></draw:connector><draw:connector draw:type="line" svg:x1="0.88479in" svg:y1="1.54257in" svg:x2="1.89382in" svg:y2="1.54257in" draw:z-index="251664384" draw:id="id22" draw:style-name="a31" draw:name="Gerader Verbinder 126" text:anchor-type="paragraph"><svg:title/><svg:desc/></draw:connector><draw:connector draw:type="line" svg:x1="0.88438in" svg:y1="0.20273in" svg:x2="3.19549in" svg:y2="1.52286in" draw:z-index="251662336" draw:id="id23" draw:style-name="a33" draw:name="Gerader Verbinder 126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1" draw:style="radial" draw:cx="50%" draw:cy="50%" draw:start-color="#808080" draw:end-color="#c0c0c0" draw:start-intensity="100%" draw:end-intensity="100%"/>
    <draw:stroke-dash draw:name="a6" draw:display-name="LongDash" draw:style="rect" draw:dots1="1" draw:dots1-length="0.16667in" draw:dots2="0" draw:dots2-length="0in" draw:distance="0.02083in"/>
    <draw:stroke-dash draw:name="a32" draw:display-name="Dash" draw:style="rect" draw:dots1="1" draw:dots1-length="0.0625in" draw:dots2="0" draw:dots2-length="0in" draw:distance="0.0625in"/>
    <draw:stroke-dash draw:name="a28" draw:display-name="LongDashDotDot" draw:style="rect" draw:dots1="1" draw:dots1-length="0.08333in" draw:dots2="2" draw:dots2-length="0.01042in" draw:distance="0.01042in"/>
    <draw:stroke-dash draw:name="a4" draw:display-name="LongDash" draw:style="rect" draw:dots1="1" draw:dots1-length="0.16667in" draw:dots2="0" draw:dots2-length="0in" draw:distance="0.02083in"/>
    <draw:stroke-dash draw:name="a30" draw:display-name="Dash" draw:style="rect" draw:dots1="1" draw:dots1-length="0.0625in" draw:dots2="0" draw:dots2-length="0in" draw:distance="0.0625in"/>
    <draw:stroke-dash draw:name="a26" draw:display-name="LongDashDotDot" draw:style="rect" draw:dots1="1" draw:dots1-length="0.08333in" draw:dots2="2" draw:dots2-length="0.01042in" draw:distance="0.01042in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18-12-11T13:38:00Z</meta:creation-date>
    <dc:date>2018-12-11T15:08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3" meta:row-count="1" meta:non-whitespace-character-count="21"/>
  </office:meta>
</office:document-meta>
</file>